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ccffff" draw:textarea-vertical-align="middle" draw:shadow="visible"/>
    </style:style>
    <style:style style:name="gr2" style:family="graphic" style:parent-style-name="standard">
      <style:graphic-properties draw:stroke="dash" draw:stroke-dash="Fine_20_Dashed" svg:stroke-color="#000000" draw:fill-color="#ffffcc" draw:textarea-vertical-align="middle" draw:shadow="visible"/>
    </style:style>
    <style:style style:name="gr3" style:family="graphic" style:parent-style-name="standard">
      <style:graphic-properties draw:stroke="dash" draw:stroke-dash="Fine_20_Dashed" svg:stroke-color="#000000" draw:fill-color="#ccffcc" draw:textarea-vertical-align="middle" draw:shadow="visibl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textarea-vertical-align="middle" draw:shadow="hidden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objectwithoutfill">
      <style:graphic-properties draw:stroke="solid" draw:stroke-dash="Fine_20_Dashed" draw:marker-end="Arrow" draw:marker-end-width="0.3cm" draw:fill="none" draw:textarea-vertical-align="middle" draw:shadow="hidden"/>
    </style:style>
    <style:style style:name="gr9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 draw:shadow="hidden"/>
    </style:style>
    <style:style style:name="gr10" style:family="graphic" style:parent-style-name="standard">
      <style:graphic-properties draw:stroke="none" draw:stroke-dash="Fine_20_Dashed" svg:stroke-color="#000000" draw:fill="none" draw:fill-color="#ffffff" fo:min-height="1.423cm" draw:shadow="hidden"/>
    </style:style>
    <style:style style:name="gr11" style:family="graphic" style:parent-style-name="objectwithoutfill">
      <style:graphic-properties draw:stroke="solid" draw:stroke-dash="Fine_20_Dashed" svg:stroke-color="#000000" draw:marker-end="Arrow" draw:marker-end-width="0.3cm" draw:fill="none" draw:fill-color="#ccffcc" draw:textarea-vertical-align="middle" draw:shadow="hidden"/>
    </style:style>
    <style:style style:name="gr12" style:family="graphic" style:parent-style-name="objectwithoutfill">
      <style:graphic-properties draw:stroke="solid" draw:stroke-dash="Fine_20_Dashed" svg:stroke-color="#000000" draw:marker-end="Arrow" draw:marker-end-width="0.3cm" draw:fill="none" draw:fill-color="#ccffcc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ccffcc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ccffcc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9cm" svg:height="3.6cm" svg:x="1cm" svg:y="2.6cm">
          <text:p text:style-name="P1"/>
          <text:p text:style-name="P1"/>
          <text:p text:style-name="P1"/>
          <text:p text:style-name="P1"/>
          <text:p text:style-name="P1"><text:s text:c="95"/><text:span text:style-name="T1">BMW</text:span></text:p>
        </draw:rect>
        <draw:rect draw:style-name="gr2" draw:text-style-name="P3" draw:layer="layout" svg:width="19cm" svg:height="3.6cm" svg:x="1cm" svg:y="7.5cm">
          <text:p text:style-name="P1"/>
          <text:p text:style-name="P1"/>
          <text:p text:style-name="P1"/>
          <text:p text:style-name="P1"/>
          <text:p text:style-name="P1"><text:s text:c="95"/><text:span text:style-name="T1">Hardware</text:span></text:p>
        </draw:rect>
        <draw:rect draw:style-name="gr3" draw:text-style-name="P4" draw:layer="layout" svg:width="19cm" svg:height="3.7cm" svg:x="1cm" svg:y="12.5cm">
          <text:p text:style-name="P1"/>
          <text:p text:style-name="P1"/>
          <text:p text:style-name="P1"/>
          <text:p text:style-name="P1"/>
          <text:p text:style-name="P1"><text:s text:c="20"/><text:span text:style-name="T1"><text:s text:c="113"/></text:span><text:span text:style-name="T1">Software</text:span></text:p>
        </draw:rect>
        <draw:line draw:style-name="gr4" draw:text-style-name="P5" draw:layer="layout" svg:x1="12.8cm" svg:y1="14.2cm" svg:x2="15.7cm" svg:y2="14.2cm">
          <text:p text:style-name="P1"><text:span text:style-name="T2">JASON-</text:span></text:p>
          <text:p text:style-name="P1"><text:span text:style-name="T2">API</text:span></text:p>
        </draw:line>
        <draw:rect draw:style-name="gr5" draw:text-style-name="P6" draw:layer="layout" svg:width="4cm" svg:height="2cm" svg:x="15.6cm" svg:y="13.2cm">
          <text:p text:style-name="P1"><text:span text:style-name="T2">KODI</text:span></text:p>
        </draw:rect>
        <draw:line draw:style-name="gr6" draw:text-style-name="P6" draw:layer="layout" svg:x1="6cm" svg:y1="14.2cm" svg:x2="8.8cm" svg:y2="14.2cm">
          <text:p text:style-name="P1"><text:span text:style-name="T2">openbm-</text:span></text:p>
          <text:p text:style-name="P1"><text:span text:style-name="T2">API</text:span></text:p>
        </draw:line>
        <draw:rect draw:style-name="gr5" draw:text-style-name="P6" draw:layer="layout" svg:width="4cm" svg:height="2cm" svg:x="8.8cm" svg:y="13.2cm">
          <text:p text:style-name="P1"><text:span text:style-name="T2">HelgeInterface</text:span></text:p>
        </draw:rect>
        <draw:rect draw:style-name="gr5" draw:text-style-name="P6" draw:layer="layout" svg:width="3.4cm" svg:height="2cm" svg:x="2cm" svg:y="3.5cm">
          <text:p text:style-name="P1"><text:span text:style-name="T2">BMW-ibus</text:span></text:p>
        </draw:rect>
        <draw:rect draw:style-name="gr5" draw:text-style-name="P6" draw:layer="layout" svg:width="4cm" svg:height="2cm" svg:x="2cm" svg:y="13.2cm">
          <text:p text:style-name="P1"><text:span text:style-name="T2">openbm</text:span></text:p>
        </draw:rect>
        <draw:rect draw:style-name="gr5" draw:text-style-name="P6" draw:layer="layout" svg:width="3.4cm" svg:height="2cm" svg:x="11.3cm" svg:y="3.5cm">
          <text:p text:style-name="P1"><text:span text:style-name="T2">BMW-Display</text:span></text:p>
        </draw:rect>
        <draw:rect draw:style-name="gr5" draw:text-style-name="P6" draw:layer="layout" svg:width="4cm" svg:height="2cm" svg:x="2cm" svg:y="8.2cm">
          <text:p text:style-name="P1"><text:span text:style-name="T2">USB-ibus-Interface</text:span></text:p>
        </draw:rect>
        <draw:line draw:style-name="gr6" draw:text-style-name="P6" draw:layer="layout" svg:x1="3.9cm" svg:y1="13.2cm" svg:x2="3.9cm" svg:y2="10.2cm">
          <text:p text:style-name="P1"><text:span text:style-name="T3">ttyUSB0</text:span></text:p>
          <text:p text:style-name="P1"><text:span text:style-name="T2"/></text:p>
        </draw:line>
        <draw:line draw:style-name="gr6" draw:text-style-name="P6" draw:layer="layout" svg:x1="3.9cm" svg:y1="8.2cm" svg:x2="3.9cm" svg:y2="5.5cm">
          <text:p text:style-name="P1"><text:span text:style-name="T2">ibus</text:span></text:p>
          <text:p text:style-name="P1"><text:span text:style-name="T2"/></text:p>
        </draw:line>
        <draw:rect draw:style-name="gr5" draw:text-style-name="P6" draw:layer="layout" svg:width="3.4cm" svg:height="2cm" svg:x="6.8cm" svg:y="3.5cm">
          <text:p text:style-name="P1"><text:span text:style-name="T2">BMW-Tasten</text:span></text:p>
        </draw:rect>
        <draw:line draw:style-name="gr7" draw:text-style-name="P7" draw:layer="layout" svg:x1="6.8cm" svg:y1="4.6cm" svg:x2="5.4cm" svg:y2="4.6cm">
          <text:p/>
        </draw:line>
        <draw:rect draw:style-name="gr5" draw:text-style-name="P6" draw:layer="layout" svg:width="3.4cm" svg:height="2cm" svg:x="15.8cm" svg:y="3.5cm">
          <text:p text:style-name="P1"><text:span text:style-name="T2">BMW-TV-Modul</text:span></text:p>
        </draw:rect>
        <draw:line draw:style-name="gr8" draw:text-style-name="P5" draw:layer="layout" svg:x1="15.8cm" svg:y1="4.6cm" svg:x2="14.7cm" svg:y2="4.6cm">
          <text:p text:style-name="P1"><text:span text:style-name="T2"/></text:p>
        </draw:line>
        <draw:rect draw:style-name="gr5" draw:text-style-name="P6" draw:layer="layout" svg:width="4cm" svg:height="2cm" svg:x="8.8cm" svg:y="8.2cm">
          <text:p text:style-name="P1"><text:span text:style-name="T2">Raspberry PI</text:span></text:p>
          <text:p text:style-name="P1"><text:span text:style-name="T2">GPIO</text:span></text:p>
        </draw:rect>
        <draw:line draw:style-name="gr8" draw:text-style-name="P5" draw:layer="layout" svg:x1="12.8cm" svg:y1="8.2cm" svg:x2="15.8cm" svg:y2="5.5cm">
          <text:p text:style-name="P1"><text:span text:style-name="T2">RV cam</text:span></text:p>
          <text:p text:style-name="P1"><text:span text:style-name="T2">switch</text:span></text:p>
        </draw:line>
        <draw:line draw:style-name="gr9" draw:text-style-name="P5" draw:layer="layout" svg:x1="10.9cm" svg:y1="13.2cm" svg:x2="10.9cm" svg:y2="10.2cm">
          <text:p text:style-name="P1"><text:span text:style-name="T3">GPIO7</text:span></text:p>
          <text:p text:style-name="P1"><text:span text:style-name="T2"/></text:p>
        </draw:line>
        <draw:frame draw:style-name="gr10" draw:text-style-name="P8" draw:layer="layout" svg:width="11.5cm" svg:height="1.673cm" svg:x="5.1cm" svg:y="0.9cm">
          <draw:text-box>
            <text:p>BMWRaspControl Funktionsdiagramm</text:p>
            <text:p><text:span text:style-name="T4">Diagramm: ©</text:span><text:span text:style-name="T4">2015-10-05 boardschauer</text:span></text:p>
          </draw:text-box>
        </draw:frame>
        <draw:rect draw:style-name="gr5" draw:text-style-name="P6" draw:layer="layout" svg:width="4cm" svg:height="2cm" svg:x="15.6cm" svg:y="8.2cm">
          <text:p text:style-name="P1"><text:span text:style-name="T2">Raspberry PI</text:span></text:p>
          <text:p text:style-name="P1"><text:span text:style-name="T2">Graphics</text:span></text:p>
        </draw:rect>
        <draw:line draw:style-name="gr11" draw:text-style-name="P9" draw:layer="layout" svg:x1="17.7cm" svg:y1="8.2cm" svg:x2="17.7cm" svg:y2="5.5cm">
          <text:p text:style-name="P1"><text:span text:style-name="T2">CVBS</text:span></text:p>
          <text:p text:style-name="P1"><text:span text:style-name="T2"/></text:p>
        </draw:line>
        <draw:line draw:style-name="gr12" draw:text-style-name="P10" draw:layer="layout" svg:x1="17.7cm" svg:y1="13.2cm" svg:x2="17.7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an </meta:initial-creator>
    <meta:creation-date>2015-10-05T11:15:00.084723883</meta:creation-date>
    <dc:date>2015-10-05T12:01:10.451035824</dc:date>
    <dc:creator>damian </dc:creator>
    <meta:editing-duration>PT13M55S</meta:editing-duration>
    <meta:editing-cycles>1</meta:editing-cycles>
    <meta:generator>LibreOffice/4.4.3.2$Linux_X86_64 LibreOffice_project/40m0$Build-2</meta:generator>
    <meta:document-statistic meta:object-count="24"/>
  </office:meta>
</office:document-meta>
</file>